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Standard">
      <style:text-properties officeooo:rsid="001b1f07" officeooo:paragraph-rsid="001b1f07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>
      <style:text-properties officeooo:rsid="001b1f07" officeooo:paragraph-rsid="001b1f07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in" fo:margin-bottom="0in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in" fo:margin-bottom="0in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in" fo:margin-bottom="0in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7">
      <style:paragraph-properties fo:margin-top="0in" fo:margin-bottom="0in" style:contextual-spacing="false"/>
    </style:style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6">
      <style:paragraph-properties fo:margin-top="0in" fo:margin-bottom="0in" style:contextual-spacing="false"/>
    </style:style>
    <style:style style:name="P30" style:family="paragraph" style:parent-style-name="Text_20_body" style:list-style-name="L18"/>
    <style:style style:name="P31" style:family="paragraph" style:parent-style-name="Text_20_body" style:list-style-name="L18">
      <style:paragraph-properties fo:margin-top="0in" fo:margin-bottom="0in" style:contextual-spacing="false"/>
    </style:style>
    <style:style style:name="P32" style:family="paragraph" style:parent-style-name="Text_20_body" style:list-style-name="L19"/>
    <style:style style:name="P33" style:family="paragraph" style:parent-style-name="Text_20_body" style:list-style-name="L20"/>
    <style:style style:name="P34" style:family="paragraph" style:parent-style-name="Text_20_body" style:list-style-name="L20">
      <style:paragraph-properties fo:margin-top="0in" fo:margin-bottom="0in" style:contextual-spacing="false"/>
    </style:style>
    <style:style style:name="P35" style:family="paragraph" style:parent-style-name="Text_20_body" style:list-style-name="L21"/>
    <style:style style:name="P36" style:family="paragraph" style:parent-style-name="Text_20_body" style:list-style-name="L22"/>
    <style:style style:name="P37" style:family="paragraph" style:parent-style-name="Text_20_body" style:list-style-name="L22">
      <style:paragraph-properties fo:margin-top="0in" fo:margin-bottom="0in" style:contextual-spacing="false"/>
    </style:style>
    <style:style style:name="P38" style:family="paragraph" style:parent-style-name="Text_20_body" style:list-style-name="L23"/>
    <style:style style:name="P39" style:family="paragraph" style:parent-style-name="Text_20_body" style:list-style-name="L23">
      <style:paragraph-properties fo:margin-top="0in" fo:margin-bottom="0in" style:contextual-spacing="false"/>
    </style:style>
    <style:style style:name="P40" style:family="paragraph" style:parent-style-name="Text_20_body" style:list-style-name="L24"/>
    <style:style style:name="P41" style:family="paragraph" style:parent-style-name="Text_20_body" style:list-style-name="L24">
      <style:paragraph-properties fo:margin-top="0in" fo:margin-bottom="0in" style:contextual-spacing="false"/>
    </style:style>
    <style:style style:name="P42" style:family="paragraph" style:parent-style-name="Text_20_body" style:list-style-name="L26"/>
    <style:style style:name="P43" style:family="paragraph" style:parent-style-name="Text_20_body" style:list-style-name="L27"/>
    <style:style style:name="P44" style:family="paragraph" style:parent-style-name="Text_20_body" style:list-style-name="L28"/>
    <style:style style:name="P45" style:family="paragraph" style:parent-style-name="Text_20_body" style:list-style-name="L28">
      <style:paragraph-properties fo:margin-top="0in" fo:margin-bottom="0in" style:contextual-spacing="false"/>
    </style:style>
    <style:style style:name="P46" style:family="paragraph" style:parent-style-name="Text_20_body" style:list-style-name="L30"/>
    <style:style style:name="P47" style:family="paragraph" style:parent-style-name="Text_20_body" style:list-style-name="L30">
      <style:paragraph-properties fo:margin-top="0in" fo:margin-bottom="0in" style:contextual-spacing="false"/>
    </style:style>
    <style:style style:name="P48" style:family="paragraph" style:parent-style-name="Text_20_body" style:list-style-name="L31"/>
    <style:style style:name="P49" style:family="paragraph" style:parent-style-name="Text_20_body" style:list-style-name="L32"/>
    <style:style style:name="P50" style:family="paragraph" style:parent-style-name="Text_20_body" style:list-style-name="L33"/>
    <style:style style:name="P51" style:family="paragraph" style:parent-style-name="Text_20_body" style:list-style-name="L34"/>
    <style:style style:name="P52" style:family="paragraph" style:parent-style-name="Text_20_body" style:list-style-name="L35"/>
    <style:style style:name="P53" style:family="paragraph" style:parent-style-name="Text_20_body" style:list-style-name="L36"/>
    <style:style style:name="P54" style:family="paragraph" style:parent-style-name="Text_20_body">
      <style:text-properties officeooo:paragraph-rsid="001b1f07"/>
    </style:style>
    <style:style style:name="P55" style:family="paragraph" style:parent-style-name="Text_20_body" style:list-style-name="L37"/>
    <style:style style:name="P56" style:family="paragraph" style:parent-style-name="Text_20_body" style:list-style-name="L37">
      <style:paragraph-properties fo:margin-top="0in" fo:margin-bottom="0in" style:contextual-spacing="false"/>
    </style:style>
    <style:style style:name="T1" style:family="text">
      <style:text-properties officeooo:rsid="001b1f0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17_912008478"/><text:span text:style-name="T3">Code Explanation:</text:span><text:line-break/><text:bookmark-end text:name="__RefHeading___Toc117_912008478"/></text:h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17_912008478" text:style-name="Index_20_Link" text:visited-style-name="Index_20_Link">Code Explanation:<text:tab/>1</text:a></text:p>
          <text:p text:style-name="P1"><text:a xlink:type="simple" xlink:href="#__RefHeading___Toc119_912008478" text:style-name="Index_20_Link" text:visited-style-name="Index_20_Link"><text:s/>Mux 2x1<text:tab/>1</text:a></text:p>
          <text:p text:style-name="P1"><text:a xlink:type="simple" xlink:href="#__RefHeading___Toc121_912008478" text:style-name="Index_20_Link" text:visited-style-name="Index_20_Link">4x1 Mux<text:tab/>1</text:a></text:p>
          <text:p text:style-name="P1"><text:a xlink:type="simple" xlink:href="#__RefHeading___Toc123_912008478" text:style-name="Index_20_Link" text:visited-style-name="Index_20_Link"><text:s/>Full adder:<text:tab/>2</text:a></text:p>
          <text:p text:style-name="P2"><text:a xlink:type="simple" xlink:href="#__RefHeading___Toc106_912008478" text:style-name="Index_20_Link" text:visited-style-name="Index_20_Link">Logic for Sum<text:tab/>2</text:a></text:p>
          <text:p text:style-name="P2"><text:a xlink:type="simple" xlink:href="#__RefHeading___Toc108_912008478" text:style-name="Index_20_Link" text:visited-style-name="Index_20_Link">Summary<text:tab/>3</text:a></text:p>
          <text:p text:style-name="P1"><text:a xlink:type="simple" xlink:href="#__RefHeading___Toc125_912008478" text:style-name="Index_20_Link" text:visited-style-name="Index_20_Link"><text:s/>ALU1:<text:tab/>3</text:a></text:p>
          <text:p text:style-name="P2"><text:a xlink:type="simple" xlink:href="#__RefHeading___Toc110_912008478" text:style-name="Index_20_Link" text:visited-style-name="Index_20_Link">Explanation<text:tab/>4</text:a></text:p>
          <text:p text:style-name="P1"><text:a xlink:type="simple" xlink:href="#__RefHeading___Toc127_912008478" text:style-name="Index_20_Link" text:visited-style-name="Index_20_Link"><text:s/>ALU8:<text:tab/>5</text:a></text:p>
          <text:p text:style-name="P2"><text:a xlink:type="simple" xlink:href="#__RefHeading___Toc112_912008478" text:style-name="Index_20_Link" text:visited-style-name="Index_20_Link">Instantiating ALU1 Components<text:tab/>6</text:a></text:p>
          <text:p text:style-name="P2"><text:a xlink:type="simple" xlink:href="#__RefHeading___Toc114_912008478" text:style-name="Index_20_Link" text:visited-style-name="Index_20_Link">Explanation<text:tab/>8</text:a></text:p>
        </text:index-body>
      </text:table-of-content>
      <text:p text:style-name="P6"/>
      <text:p text:style-name="P6"/>
      <text:h text:style-name="Heading_20_1" text:outline-level="1"><text:bookmark-start text:name="__RefHeading___Toc119_912008478"/><text:line-break/><text:span text:style-name="T3">Mux 2x1</text:span><text:bookmark-end text:name="__RefHeading___Toc119_912008478"/></text:h>
      <text:p text:style-name="P6"/>
      <text:p text:style-name="P11">This code describes a simple 2-to-1 multiplexer:</text:p>
      <text:list xml:id="list3086036710" text:style-name="L1">
        <text:list-item>
          <text:p text:style-name="P8">A multiplexer selects one of the several input signals and forwards the selected input to a single output line.</text:p>
        </text:list-item>
        <text:list-item>
          <text:p text:style-name="P8">In this 2-to-1 multiplexer:</text:p>
          <text:list>
            <text:list-item>
              <text:p text:style-name="P8">There are two inputs (<text:span text:style-name="Source_20_Text">I0</text:span> and <text:span text:style-name="Source_20_Text">I1</text:span>).</text:p>
            </text:list-item>
            <text:list-item>
              <text:p text:style-name="P8">There is one select line (<text:span text:style-name="Source_20_Text">S</text:span>).</text:p>
            </text:list-item>
            <text:list-item>
              <text:p text:style-name="P7">There is one output (<text:span text:style-name="Source_20_Text">O</text:span>).</text:p>
            </text:list-item>
          </text:list>
        </text:list-item>
      </text:list>
      <text:p text:style-name="Text_20_body">The functionality is as follows:</text:p>
      <text:list xml:id="list3174417274" text:style-name="L2">
        <text:list-item>
          <text:p text:style-name="P10">When the select line <text:span text:style-name="Source_20_Text">S</text:span> is <text:span text:style-name="Source_20_Text">'0'</text:span>, the output <text:span text:style-name="Source_20_Text">O</text:span> will be equal to <text:span text:style-name="Source_20_Text">I0</text:span>.</text:p>
        </text:list-item>
        <text:list-item>
          <text:p text:style-name="P9">When the select line <text:span text:style-name="Source_20_Text">S</text:span> is <text:span text:style-name="Source_20_Text">'1'</text:span>, the output <text:span text:style-name="Source_20_Text">O</text:span> will be equal to <text:span text:style-name="Source_20_Text">I1</text:span>.</text:p>
        </text:list-item>
      </text:list>
      <text:p text:style-name="Text_20_body">This behavior is implemented using an <text:span text:style-name="Source_20_Text">if-else</text:span> statement within a VHDL process, which ensures that the output <text:span text:style-name="Source_20_Text">O</text:span> is updated immediately when there is any change in the inputs <text:span text:style-name="Source_20_Text">I0</text:span>, <text:span text:style-name="Source_20_Text">I1</text:span>, or the select line <text:span text:style-name="Source_20_Text">S</text:span>.</text:p>
      <text:p text:style-name="P6"/>
      <text:p text:style-name="P6"/>
      <text:h text:style-name="Heading_20_1" text:outline-level="1"><text:bookmark-start text:name="__RefHeading___Toc121_912008478"/>4x1 Mux<text:bookmark-end text:name="__RefHeading___Toc121_912008478"/></text:h>
      <text:p text:style-name="P6"/>
      <text:p text:style-name="P11">This code describes a 4-to-1 multiplexer using three 2-to-1 multiplexers:</text:p>
      <text:list xml:id="list3805881468" text:style-name="L3">
        <text:list-item>
          <text:p text:style-name="P13"><text:soft-page-break/>The first level consists of two 2-to-1 multiplexers (<text:span text:style-name="Source_20_Text">Mux2x1_0</text:span> and <text:span text:style-name="Source_20_Text">Mux2x1_1</text:span>). These multiplexers select between pairs of the input signals (<text:span text:style-name="Source_20_Text">I0</text:span>, <text:span text:style-name="Source_20_Text">I1</text:span> and <text:span text:style-name="Source_20_Text">I2</text:span>, <text:span text:style-name="Source_20_Text">I3</text:span>) based on the select signal <text:span text:style-name="Source_20_Text">S0</text:span>.</text:p>
        </text:list-item>
        <text:list-item>
          <text:p text:style-name="P12">The second level consists of one 2-to-1 multiplexer (<text:span text:style-name="Source_20_Text">Mux2x1_final</text:span>). This multiplexer selects between the outputs of the first level (<text:span text:style-name="Source_20_Text">mux2x1_0_out</text:span> and <text:span text:style-name="Source_20_Text">mux2x1_1_out</text:span>) based on the select signal <text:span text:style-name="Source_20_Text">S1</text:span>.</text:p>
        </text:list-item>
      </text:list>
      <text:p text:style-name="Text_20_body">The 4-to-1 multiplexer works as follows:</text:p>
      <text:list xml:id="list4224003529" text:style-name="L4">
        <text:list-item>
          <text:p text:style-name="P15"><text:span text:style-name="Source_20_Text">S0</text:span> determines which of the input pairs (<text:span text:style-name="Source_20_Text">I0</text:span>, <text:span text:style-name="Source_20_Text">I1</text:span> or <text:span text:style-name="Source_20_Text">I2</text:span>, <text:span text:style-name="Source_20_Text">I3</text:span>) are selected in the first level.</text:p>
        </text:list-item>
        <text:list-item>
          <text:p text:style-name="P14"><text:span text:style-name="Source_20_Text">S1</text:span> determines which output from the first level is passed to the final output <text:span text:style-name="Source_20_Text">O</text:span>.</text:p>
        </text:list-item>
      </text:list>
      <text:p text:style-name="Text_20_body">In other words:</text:p>
      <text:list xml:id="list1761635909" text:style-name="L5">
        <text:list-item>
          <text:p text:style-name="P17">When <text:span text:style-name="Source_20_Text">S1 = 0</text:span>, the final output <text:span text:style-name="Source_20_Text">O</text:span> depends on the selection made by <text:span text:style-name="Source_20_Text">S0</text:span> between <text:span text:style-name="Source_20_Text">I0</text:span> and <text:span text:style-name="Source_20_Text">I1</text:span>.</text:p>
        </text:list-item>
        <text:list-item>
          <text:p text:style-name="P16">When <text:span text:style-name="Source_20_Text">S1 = 1</text:span>, the final output <text:span text:style-name="Source_20_Text">O</text:span> depends on the selection made by <text:span text:style-name="Source_20_Text">S0</text:span> between <text:span text:style-name="Source_20_Text">I2</text:span> and <text:span text:style-name="Source_20_Text">I3</text:span>.</text:p>
        </text:list-item>
      </text:list>
      <text:p text:style-name="Text_20_body">By cascading two levels of 2-to-1 multiplexers, this design effectively creates a 4-to-1 multiplexer.</text:p>
      <text:p text:style-name="P6"/>
      <text:p text:style-name="P6"/>
      <text:p text:style-name="P6"/>
      <text:h text:style-name="Heading_20_1" text:outline-level="1"><text:bookmark-start text:name="__RefHeading___Toc123_912008478"/><text:line-break/><text:span text:style-name="T3">Full adder:</text:span><text:bookmark-end text:name="__RefHeading___Toc123_912008478"/></text:h>
      <text:p text:style-name="P6"/>
      <text:p text:style-name="P11">This code describes the behavior of a Full Adder:</text:p>
      <text:list xml:id="list1814583250" text:style-name="L7">
        <text:list-item>
          <text:p text:style-name="P19">A Full Adder adds three bits: two significant bits <text:span text:style-name="Source_20_Text">A</text:span> and <text:span text:style-name="Source_20_Text">B</text:span>, and a carry-in bit <text:span text:style-name="Source_20_Text">Cin</text:span>.</text:p>
        </text:list-item>
        <text:list-item>
          <text:p text:style-name="P18">It produces a sum bit <text:span text:style-name="Source_20_Text">Sum</text:span> and a carry-out bit <text:span text:style-name="Source_20_Text">Cout</text:span>.</text:p>
        </text:list-item>
      </text:list>
      <text:h text:style-name="Heading_20_2" text:outline-level="2"><text:bookmark-start text:name="__RefHeading___Toc106_912008478"/>Logic for <text:span text:style-name="Source_20_Text">Sum</text:span><text:bookmark-end text:name="__RefHeading___Toc106_912008478"/></text:h>
      <text:p text:style-name="P5">Sum <text:s/>&lt;= (A xor B) xor Cin;<text:line-break/><text:line-break/>The sum output <text:span text:style-name="Source_20_Text">Sum</text:span> is calculated using the XOR operation.</text:p>
      <text:list xml:id="list1569459506" text:style-name="L9">
        <text:list-item>
          <text:p text:style-name="P20"><text:span text:style-name="Source_20_Text">(A xor B)</text:span> gives the intermediate sum of <text:span text:style-name="Source_20_Text">A</text:span> and <text:span text:style-name="Source_20_Text">B</text:span> without considering the carry-in.</text:p>
        </text:list-item>
      </text:list>
      <text:list xml:id="list1567628897" text:style-name="L10">
        <text:list-item>
          <text:p text:style-name="P21"><text:span text:style-name="Source_20_Text">(A xor B) xor Cin</text:span> then includes the carry-in bit to produce the final sum.<text:line-break/><text:line-break/>Logic for <text:span text:style-name="Source_20_Text">Cout</text:span></text:p>
          <text:p text:style-name="P21">Cout &lt;= (A and B) or (Cin and (A xor B));<text:line-break/><text:line-break/>he carry-out output <text:span text:style-name="Source_20_Text">Cout</text:span> is calculated using the AND and OR operations.</text:p>
        </text:list-item>
      </text:list>
      <text:list xml:id="list767467510" text:style-name="L11">
        <text:list-item>
          <text:p text:style-name="P23"><text:span text:style-name="Source_20_Text">(A and B)</text:span> produces a carry when both <text:span text:style-name="Source_20_Text">A</text:span> and <text:span text:style-name="Source_20_Text">B</text:span> are <text:span text:style-name="Source_20_Text">1</text:span>.</text:p>
        </text:list-item>
        <text:list-item>
          <text:p text:style-name="P23"><text:soft-page-break/><text:span text:style-name="Source_20_Text">Cin and (A xor B)</text:span> produces a carry when either the intermediate sum <text:span text:style-name="Source_20_Text">(A xor B)</text:span> is <text:span text:style-name="Source_20_Text">1</text:span> and the carry-in <text:span text:style-name="Source_20_Text">Cin</text:span> is <text:span text:style-name="Source_20_Text">1</text:span>.</text:p>
        </text:list-item>
        <text:list-item>
          <text:p text:style-name="P22">The OR operation combines these conditions to produce the final carry-out.</text:p>
        </text:list-item>
      </text:list>
      <text:h text:style-name="Heading_20_2" text:outline-level="2"><text:bookmark-start text:name="__RefHeading___Toc108_912008478"/>Summary<text:bookmark-end text:name="__RefHeading___Toc108_912008478"/></text:h>
      <text:list xml:id="list4106342449" text:style-name="L12">
        <text:list-item>
          <text:p text:style-name="P25"><text:span text:style-name="Strong_20_Emphasis">Inputs</text:span>: <text:span text:style-name="Source_20_Text">A</text:span>, <text:span text:style-name="Source_20_Text">B</text:span>, and <text:span text:style-name="Source_20_Text">Cin</text:span> are the inputs to the Full Adder.</text:p>
        </text:list-item>
        <text:list-item>
          <text:p text:style-name="P25"><text:span text:style-name="Strong_20_Emphasis">Outputs</text:span>: <text:span text:style-name="Source_20_Text">Sum</text:span> is the sum output, and <text:span text:style-name="Source_20_Text">Cout</text:span> is the carry-out output.</text:p>
        </text:list-item>
        <text:list-item>
          <text:p text:style-name="P25"><text:span text:style-name="Strong_20_Emphasis">Logic</text:span>:</text:p>
          <text:list>
            <text:list-item>
              <text:p text:style-name="P25"><text:span text:style-name="Source_20_Text">Sum</text:span> is the result of the XOR operation involving <text:span text:style-name="Source_20_Text">A</text:span>, <text:span text:style-name="Source_20_Text">B</text:span>, and <text:span text:style-name="Source_20_Text">Cin</text:span>.</text:p>
            </text:list-item>
            <text:list-item>
              <text:p text:style-name="P24"><text:span text:style-name="Source_20_Text">Cout</text:span> is the result of the OR operation combining the AND of <text:span text:style-name="Source_20_Text">A</text:span> and <text:span text:style-name="Source_20_Text">B</text:span> with the AND of <text:span text:style-name="Source_20_Text">Cin</text:span> and the intermediate sum <text:span text:style-name="Source_20_Text">(A xor B)</text:span>.</text:p>
            </text:list-item>
          </text:list>
        </text:list-item>
      </text:list>
      <text:p text:style-name="Text_20_body">This code implements a basic Full Adder, which is a fundamental building block in arithmetic logic units (ALUs) and is used in various digital circuits for binary addition.</text:p>
      <text:p text:style-name="Text_20_body"/>
      <text:p text:style-name="Text_20_body"/>
      <text:h text:style-name="Heading_20_1" text:outline-level="1"><text:bookmark-start text:name="__RefHeading___Toc125_912008478"/><text:line-break/><text:line-break/><text:line-break/><text:line-break/><text:line-break/><text:line-break/><text:line-break/><text:line-break/>ALU1:<text:bookmark-end text:name="__RefHeading___Toc125_912008478"/></text:h>
      <text:p text:style-name="P11">The ALU1 VHDL code describes a 1-bit ALU (Arithmetic Logic Unit) named <text:span text:style-name="Source_20_Text">ALU1</text:span>. This ALU performs basic logical and arithmetic operations based on the inputs and control signals provided. Let's break down the code to understand its structure and functionality.<text:line-break/></text:p>
      <text:p text:style-name="P11"><text:span text:style-name="Strong_20_Emphasis">Library and Use Clause</text:span>:</text:p>
      <text:list xml:id="list1988833617" text:style-name="L14">
        <text:list-item>
          <text:p text:style-name="P26"><text:span text:style-name="Source_20_Text">library IEEE;</text:span> and <text:span text:style-name="Source_20_Text">use IEEE.STD_LOGIC_1164.ALL;</text:span> include the IEEE library and the <text:span text:style-name="Source_20_Text">STD_LOGIC_1164</text:span> package, providing the standard logic types and operations.</text:p>
        </text:list-item>
      </text:list>
      <text:list xml:id="list4134981288" text:style-name="L15">
        <text:list-item>
          <text:p text:style-name="P27"><text:span text:style-name="Strong_20_Emphasis">Entity </text:span><text:span text:style-name="Strong_20_Emphasis"><text:span text:style-name="Source_20_Text">ALU1</text:span></text:span>:</text:p>
        </text:list-item>
      </text:list>
      <text:list xml:id="list459258319" text:style-name="L16">
        <text:list-item>
          <text:p text:style-name="P29">Defines the name of the module as <text:span text:style-name="Source_20_Text">ALU1</text:span>.</text:p>
        </text:list-item>
        <text:list-item>
          <text:p text:style-name="P29"><text:span text:style-name="Strong_20_Emphasis">Ports</text:span>:</text:p>
          <text:list>
            <text:list-item>
              <text:p text:style-name="P29"><text:span text:style-name="Source_20_Text">A</text:span>, <text:span text:style-name="Source_20_Text">B</text:span>: 1-bit inputs (<text:span text:style-name="Source_20_Text">std_logic</text:span>).</text:p>
            </text:list-item>
            <text:list-item>
              <text:p text:style-name="P29"><text:span text:style-name="Source_20_Text">A_inv</text:span>, <text:span text:style-name="Source_20_Text">B_inv</text:span>: 1-bit inversion control inputs (<text:span text:style-name="Source_20_Text">std_logic</text:span>).</text:p>
            </text:list-item>
            <text:list-item>
              <text:p text:style-name="P29"><text:span text:style-name="Source_20_Text">CarryIn</text:span>: 1-bit carry input (<text:span text:style-name="Source_20_Text">std_logic</text:span>).</text:p>
            </text:list-item>
            <text:list-item>
              <text:p text:style-name="P29"><text:soft-page-break/><text:span text:style-name="Source_20_Text">OP0</text:span>, <text:span text:style-name="Source_20_Text">OP1</text:span>: 1-bit operation select inputs (<text:span text:style-name="Source_20_Text">std_logic</text:span>).</text:p>
            </text:list-item>
            <text:list-item>
              <text:p text:style-name="P29"><text:span text:style-name="Source_20_Text">CarryOut</text:span>: 1-bit carry output (<text:span text:style-name="Source_20_Text">std_logic</text:span>).</text:p>
            </text:list-item>
            <text:list-item>
              <text:p text:style-name="P28"><text:span text:style-name="Source_20_Text">Result</text:span>: 1-bit result output (<text:span text:style-name="Source_20_Text">std_logic</text:span>).</text:p>
            </text:list-item>
          </text:list>
        </text:list-item>
      </text:list>
      <text:p text:style-name="P11"><text:span text:style-name="Strong_20_Emphasis">Architecture </text:span><text:span text:style-name="Strong_20_Emphasis"><text:span text:style-name="Source_20_Text">Behavioral</text:span></text:span>:</text:p>
      <text:list xml:id="list76640488" text:style-name="L18">
        <text:list-item>
          <text:p text:style-name="P31">Defines the implementation details of the <text:span text:style-name="Source_20_Text">ALU1</text:span> entity.</text:p>
        </text:list-item>
        <text:list-item>
          <text:p text:style-name="P30">The architecture is named <text:span text:style-name="Source_20_Text">Behavioral</text:span>, indicating it describes the behavior of the ALU.</text:p>
        </text:list-item>
      </text:list>
      <text:list xml:id="list1449091883" text:style-name="L19">
        <text:list-item>
          <text:p text:style-name="P32"><text:span text:style-name="Strong_20_Emphasis">Component Declarations</text:span>:</text:p>
        </text:list-item>
      </text:list>
      <text:list xml:id="list763208323" text:style-name="L20">
        <text:list-item>
          <text:p text:style-name="P34"><text:span text:style-name="Strong_20_Emphasis">MUX2to1</text:span>: A 2-to-1 multiplexer.</text:p>
        </text:list-item>
        <text:list-item>
          <text:p text:style-name="P34"><text:span text:style-name="Strong_20_Emphasis">MUX4x1</text:span>: A 4-to-1 multiplexer.</text:p>
        </text:list-item>
        <text:list-item>
          <text:p text:style-name="P33"><text:span text:style-name="Strong_20_Emphasis">FullAdder</text:span>: A full adder.</text:p>
        </text:list-item>
      </text:list>
      <text:list xml:id="list3053321445" text:style-name="L21">
        <text:list-item>
          <text:p text:style-name="P35"><text:span text:style-name="Strong_20_Emphasis">Signal Declarations</text:span>:</text:p>
        </text:list-item>
      </text:list>
      <text:list xml:id="list1426095502" text:style-name="L22">
        <text:list-item>
          <text:p text:style-name="P37"><text:span text:style-name="Source_20_Text">not_A</text:span>, <text:span text:style-name="Source_20_Text">not_B</text:span>: Signals to hold the inverted values of <text:span text:style-name="Source_20_Text">A</text:span> and <text:span text:style-name="Source_20_Text">B</text:span>.</text:p>
        </text:list-item>
        <text:list-item>
          <text:p text:style-name="P37"><text:span text:style-name="Source_20_Text">mux2x1_A</text:span>, <text:span text:style-name="Source_20_Text">mux2x1_B</text:span>: Signals to hold the outputs of the first level of multiplexers.</text:p>
        </text:list-item>
        <text:list-item>
          <text:p text:style-name="P36"><text:span text:style-name="Source_20_Text">and_w</text:span>, <text:span text:style-name="Source_20_Text">or_w</text:span>, <text:span text:style-name="Source_20_Text">adder_w</text:span>: Signals to hold intermediate results for AND, OR, and ADD operations respectively.</text:p>
        </text:list-item>
      </text:list>
      <text:p text:style-name="P11"><text:span text:style-name="Strong_20_Emphasis">Inversion Logic</text:span>:</text:p>
      <text:list xml:id="list3560208855" text:style-name="L23">
        <text:list-item>
          <text:list>
            <text:list-item>
              <text:p text:style-name="P39"><text:span text:style-name="Source_20_Text">not_A &lt;= not A;</text:span>: Inverts <text:span text:style-name="Source_20_Text">A</text:span> and assigns it to <text:span text:style-name="Source_20_Text">not_A</text:span>.</text:p>
            </text:list-item>
            <text:list-item>
              <text:p text:style-name="P39"><text:span text:style-name="Source_20_Text">not_B &lt;= not B;</text:span>: Inverts <text:span text:style-name="Source_20_Text">B</text:span> and assigns it to <text:span text:style-name="Source_20_Text">not_B</text:span>.</text:p>
            </text:list-item>
          </text:list>
        </text:list-item>
        <text:list-item>
          <text:p text:style-name="P38"><text:span text:style-name="Strong_20_Emphasis">First Level Multiplexers</text:span>:</text:p>
          <text:list>
            <text:list-item>
              <text:p text:style-name="P39"><text:span text:style-name="Strong_20_Emphasis">Mux1</text:span>: A 2-to-1 multiplexer that selects between <text:span text:style-name="Source_20_Text">A</text:span> and <text:span text:style-name="Source_20_Text">not_A</text:span> based on <text:span text:style-name="Source_20_Text">A_inv</text:span>, outputting to <text:span text:style-name="Source_20_Text">mux2x1_A</text:span>.</text:p>
            </text:list-item>
            <text:list-item>
              <text:p text:style-name="P39"><text:span text:style-name="Strong_20_Emphasis">Mux2</text:span>: A 2-to-1 multiplexer that selects between <text:span text:style-name="Source_20_Text">B</text:span> and <text:span text:style-name="Source_20_Text">not_B</text:span> based on <text:span text:style-name="Source_20_Text">B_inv</text:span>, outputting to <text:span text:style-name="Source_20_Text">mux2x1_B</text:span>.</text:p>
            </text:list-item>
          </text:list>
        </text:list-item>
        <text:list-item>
          <text:p text:style-name="P38"><text:span text:style-name="Strong_20_Emphasis">Logical Operations</text:span>:</text:p>
          <text:list>
            <text:list-item>
              <text:p text:style-name="P39"><text:span text:style-name="Source_20_Text">and_w &lt;= mux2x1_A and mux2x1_B;</text:span>: Performs bitwise AND on <text:span text:style-name="Source_20_Text">mux2x1_A</text:span> and <text:span text:style-name="Source_20_Text">mux2x1_B</text:span>.</text:p>
            </text:list-item>
            <text:list-item>
              <text:p text:style-name="P39"><text:span text:style-name="Source_20_Text">or_w &lt;= mux2x1_A or mux2x1_B;</text:span>: Performs bitwise OR on <text:span text:style-name="Source_20_Text">mux2x1_A</text:span> and <text:span text:style-name="Source_20_Text">mux2x1_B</text:span>.</text:p>
            </text:list-item>
          </text:list>
        </text:list-item>
        <text:list-item>
          <text:p text:style-name="P38"><text:span text:style-name="Strong_20_Emphasis">Full Adder</text:span>:</text:p>
          <text:list>
            <text:list-item>
              <text:p text:style-name="P39"><text:span text:style-name="Strong_20_Emphasis">Adder</text:span>: A full adder that sums <text:span text:style-name="Source_20_Text">mux2x1_A</text:span>, <text:span text:style-name="Source_20_Text">mux2x1_B</text:span>, and <text:span text:style-name="Source_20_Text">CarryIn</text:span>. The sum is assigned to <text:span text:style-name="Source_20_Text">adder_w</text:span> and the carry-out is assigned to <text:span text:style-name="Source_20_Text">CarryOut</text:span>.</text:p>
            </text:list-item>
          </text:list>
        </text:list-item>
        <text:list-item>
          <text:p text:style-name="P38"><text:span text:style-name="Strong_20_Emphasis">Final Multiplexer</text:span>:</text:p>
          <text:list>
            <text:list-item>
              <text:p text:style-name="P38"><text:span text:style-name="Strong_20_Emphasis">mux4_1</text:span>: A 4-to-1 multiplexer that selects between <text:span text:style-name="Source_20_Text">and_w</text:span>, <text:span text:style-name="Source_20_Text">or_w</text:span>, <text:span text:style-name="Source_20_Text">adder_w</text:span>, and <text:span text:style-name="Source_20_Text">0</text:span> based on <text:span text:style-name="Source_20_Text">OP0</text:span> and <text:span text:style-name="Source_20_Text">OP1</text:span>, outputting to <text:span text:style-name="Source_20_Text">Result</text:span>.</text:p>
            </text:list-item>
          </text:list>
        </text:list-item>
      </text:list>
      <text:h text:style-name="Heading_20_2" text:outline-level="2"><text:bookmark-start text:name="__RefHeading___Toc110_912008478"/>Explanation<text:bookmark-end text:name="__RefHeading___Toc110_912008478"/></text:h>
      <text:p text:style-name="Text_20_body">This 1-bit ALU performs the following operations based on the control signals <text:span text:style-name="Source_20_Text">A_inv</text:span>, <text:span text:style-name="Source_20_Text">B_inv</text:span>, <text:span text:style-name="Source_20_Text">OP0</text:span>, and <text:span text:style-name="Source_20_Text">OP1</text:span>:</text:p>
      <text:list xml:id="list2192557639" text:style-name="L24">
        <text:list-item>
          <text:p text:style-name="P40"><text:soft-page-break/><text:span text:style-name="Strong_20_Emphasis">Inversion Control</text:span>:</text:p>
          <text:list>
            <text:list-item>
              <text:p text:style-name="P41"><text:span text:style-name="Source_20_Text">A_inv</text:span>: When set to <text:span text:style-name="Source_20_Text">1</text:span>, inverts <text:span text:style-name="Source_20_Text">A</text:span> before further processing.</text:p>
            </text:list-item>
            <text:list-item>
              <text:p text:style-name="P41"><text:span text:style-name="Source_20_Text">B_inv</text:span>: When set to <text:span text:style-name="Source_20_Text">1</text:span>, inverts <text:span text:style-name="Source_20_Text">B</text:span> before further processing.</text:p>
            </text:list-item>
          </text:list>
        </text:list-item>
        <text:list-item>
          <text:p text:style-name="P40"><text:span text:style-name="Strong_20_Emphasis">Operations</text:span>:</text:p>
          <text:list>
            <text:list-item>
              <text:p text:style-name="P41"><text:span text:style-name="Strong_20_Emphasis">AND</text:span> (<text:span text:style-name="Source_20_Text">OP1 = 0, OP0 = 0</text:span>): <text:span text:style-name="Source_20_Text">Result</text:span> = <text:span text:style-name="Source_20_Text">mux2x1_A AND mux2x1_B</text:span>.</text:p>
            </text:list-item>
            <text:list-item>
              <text:p text:style-name="P41"><text:span text:style-name="Strong_20_Emphasis">OR</text:span> (<text:span text:style-name="Source_20_Text">OP1 = 0, OP0 = 1</text:span>): <text:span text:style-name="Source_20_Text">Result</text:span> = <text:span text:style-name="Source_20_Text">mux2x1_A OR mux2x1_B</text:span>.</text:p>
            </text:list-item>
            <text:list-item>
              <text:p text:style-name="P41"><text:span text:style-name="Strong_20_Emphasis">ADD</text:span> (<text:span text:style-name="Source_20_Text">OP1 = 1, OP0 = 0</text:span>): <text:span text:style-name="Source_20_Text">Result</text:span> = <text:span text:style-name="Source_20_Text">mux2x1_A + mux2x1_B + CarryIn</text:span>.</text:p>
            </text:list-item>
            <text:list-item>
              <text:p text:style-name="P40"><text:span text:style-name="Strong_20_Emphasis">Zero</text:span> (<text:span text:style-name="Source_20_Text">OP1 = 1, OP0 = 1</text:span>): <text:span text:style-name="Source_20_Text">Result</text:span> = <text:span text:style-name="Source_20_Text">0</text:span>.</text:p>
            </text:list-item>
          </text:list>
        </text:list-item>
      </text:list>
      <text:p text:style-name="Text_20_body">This ALU module can be used as a building block for more complex multi-bit ALUs by cascading multiple instances of this 1-bit ALU, each handling one bit of the multi-bit operation.</text:p>
      <text:h text:style-name="Heading_20_1" text:outline-level="1"><text:bookmark-start text:name="__RefHeading___Toc127_912008478"/><text:line-break/><text:line-break/><text:line-break/><text:span text:style-name="T3">ALU8:</text:span><text:bookmark-end text:name="__RefHeading___Toc127_912008478"/></text:h>
      <text:p text:style-name="P11">The provided VHDL code describes an 8-bit ALU (Arithmetic Logic Unit) named <text:span text:style-name="Source_20_Text">ALU8</text:span>. This ALU is built by instantiating eight 1-bit ALU components (ALU1) to handle 8-bit operations.</text:p>
      <text:p text:style-name="P11"><text:span text:style-name="Strong_20_Emphasis">Library and Use Clause</text:span>:</text:p>
      <text:list xml:id="list1344614812" text:style-name="L26">
        <text:list-item>
          <text:p text:style-name="P42"><text:span text:style-name="Source_20_Text">library IEEE;</text:span> and <text:span text:style-name="Source_20_Text">use IEEE.STD_LOGIC_1164.ALL;</text:span> include the IEEE library and the <text:span text:style-name="Source_20_Text">STD_LOGIC_1164</text:span> package, providing the standard logic types and operations.</text:p>
        </text:list-item>
      </text:list>
      <text:list xml:id="list781143399" text:style-name="L27">
        <text:list-item>
          <text:p text:style-name="P43"><text:span text:style-name="Strong_20_Emphasis">Entity </text:span><text:span text:style-name="Strong_20_Emphasis"><text:span text:style-name="Source_20_Text">ALU8</text:span></text:span>:</text:p>
        </text:list-item>
      </text:list>
      <text:list xml:id="list640225311" text:style-name="L28">
        <text:list-item>
          <text:p text:style-name="P45">Defines the name of the module as <text:span text:style-name="Source_20_Text">ALU8</text:span>.</text:p>
        </text:list-item>
        <text:list-item>
          <text:p text:style-name="P45"><text:span text:style-name="Strong_20_Emphasis">Ports</text:span>:</text:p>
          <text:list>
            <text:list-item>
              <text:p text:style-name="P45"><text:span text:style-name="Source_20_Text">A</text:span>, <text:span text:style-name="Source_20_Text">B</text:span>: 8-bit inputs (<text:span text:style-name="Source_20_Text">std_logic_vector(7 downto 0)</text:span>).</text:p>
            </text:list-item>
            <text:list-item>
              <text:p text:style-name="P45"><text:span text:style-name="Source_20_Text">A_in</text:span>, <text:span text:style-name="Source_20_Text">B_inv</text:span>: 1-bit control inputs (<text:span text:style-name="Source_20_Text">std_logic</text:span>) for inverting <text:span text:style-name="Source_20_Text">A</text:span> and <text:span text:style-name="Source_20_Text">B</text:span>.</text:p>
            </text:list-item>
            <text:list-item>
              <text:p text:style-name="P45"><text:span text:style-name="Source_20_Text">CarryIn</text:span>: 1-bit carry input (<text:span text:style-name="Source_20_Text">std_logic</text:span>).</text:p>
            </text:list-item>
            <text:list-item>
              <text:p text:style-name="P45"><text:span text:style-name="Source_20_Text">OP</text:span>: 2-bit operation select input (<text:span text:style-name="Source_20_Text">std_logic_vector (1 downto 0)</text:span>).</text:p>
            </text:list-item>
            <text:list-item>
              <text:p text:style-name="P45"><text:span text:style-name="Source_20_Text">CarryOut</text:span>: 1-bit carry output (<text:span text:style-name="Source_20_Text">std_logic</text:span>).</text:p>
            </text:list-item>
            <text:list-item>
              <text:p text:style-name="P44"><text:span text:style-name="Source_20_Text">Result</text:span>: 8-bit result output (<text:span text:style-name="Source_20_Text">std_logic_vector(7 downto 0)</text:span>).</text:p>
            </text:list-item>
          </text:list>
        </text:list-item>
      </text:list>
      <text:p text:style-name="P11"><text:span text:style-name="Strong_20_Emphasis">Architecture </text:span><text:span text:style-name="Strong_20_Emphasis"><text:span text:style-name="Source_20_Text">Behavioral</text:span></text:span>:</text:p>
      <text:list xml:id="list3791413972" text:style-name="L30">
        <text:list-item>
          <text:p text:style-name="P47">Defines the implementation details of the <text:span text:style-name="Source_20_Text">ALU8</text:span> entity.</text:p>
        </text:list-item>
        <text:list-item>
          <text:p text:style-name="P46">The architecture is named <text:span text:style-name="Source_20_Text">Behavioral</text:span>, indicating it describes the behavior of the ALU.</text:p>
        </text:list-item>
      </text:list>
      <text:list xml:id="list490046667" text:style-name="L31">
        <text:list-item>
          <text:p text:style-name="P48"><text:span text:style-name="Strong_20_Emphasis">Component Declaration</text:span>:</text:p>
        </text:list-item>
      </text:list>
      <text:list xml:id="list3991616195" text:style-name="L32">
        <text:list-item>
          <text:p text:style-name="P49"><text:span text:style-name="Strong_20_Emphasis">ALU1</text:span>: A 1-bit ALU component which is instantiated eight times, one for each bit of the 8-bit ALU.</text:p>
        </text:list-item>
      </text:list>
      <text:list xml:id="list4026842699" text:style-name="L33">
        <text:list-item>
          <text:p text:style-name="P50"><text:span text:style-name="Strong_20_Emphasis">Signal Declaration</text:span>:</text:p>
        </text:list-item>
      </text:list>
      <text:list xml:id="list2873719147" text:style-name="L34">
        <text:list-item>
          <text:p text:style-name="P51"><text:soft-page-break/><text:span text:style-name="Source_20_Text">carry</text:span>: A 9-bit signal (<text:span text:style-name="Source_20_Text">std_logic_vector(8 downto 0)</text:span>) to hold intermediate carry signals between each 1-bit ALU.</text:p>
        </text:list-item>
      </text:list>
      <text:list xml:id="list830839793" text:style-name="L35">
        <text:list-item>
          <text:p text:style-name="P52"><text:span text:style-name="Strong_20_Emphasis">Initial Carry Input</text:span>:</text:p>
        </text:list-item>
      </text:list>
      <text:list xml:id="list2223631906" text:style-name="L36">
        <text:list-item>
          <text:p text:style-name="P53"><text:span text:style-name="Source_20_Text">carry(0) &lt;= CarryIn;</text:span>: Sets the initial carry input to the value of <text:span text:style-name="Source_20_Text">CarryIn</text:span>.</text:p>
        </text:list-item>
      </text:list>
      <text:h text:style-name="Heading_20_2" text:outline-level="2"><text:bookmark-start text:name="__RefHeading___Toc112_912008478"/>Instantiating ALU1 Components<text:bookmark-end text:name="__RefHeading___Toc112_912008478"/></text:h>
      <text:p text:style-name="Text_20_body">The ALU8 is constructed by instantiating eight ALU1 components, each handling one bit of the 8-bit inputs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 text:c="4"/>-- Instantiate ALU1 components for each bit</text:p>
            <text:p text:style-name="Table_20_Contents"><text:s text:c="4"/>ALU1_0: ALU1 port map (</text:p>
            <text:p text:style-name="Table_20_Contents"><text:s text:c="8"/>A <text:s text:c="7"/>=&gt; A(0),</text:p>
            <text:p text:style-name="Table_20_Contents"><text:s text:c="8"/>A_inv <text:s text:c="3"/>=&gt; A_in,</text:p>
            <text:p text:style-name="Table_20_Contents"><text:s text:c="8"/>B <text:s text:c="7"/>=&gt; B(0),</text:p>
            <text:p text:style-name="Table_20_Contents"><text:s text:c="8"/>B_inv <text:s text:c="3"/>=&gt; B_inv,</text:p>
            <text:p text:style-name="Table_20_Contents"><text:s text:c="8"/>CarryIn <text:s/>=&gt; carry(0),</text:p>
            <text:p text:style-name="Table_20_Contents"><text:s text:c="8"/>OP0 <text:s text:c="5"/>=&gt; OP(0),</text:p>
            <text:p text:style-name="Table_20_Contents"><text:s text:c="8"/>OP1 <text:s text:c="5"/>=&gt; OP(1),</text:p>
            <text:p text:style-name="Table_20_Contents"><text:s text:c="8"/>CarryOut =&gt; carry(1),</text:p>
            <text:p text:style-name="Table_20_Contents"><text:s text:c="8"/>Result <text:s text:c="2"/>=&gt; Result(0)</text:p>
            <text:p text:style-name="Table_20_Contents"><text:s text:c="4"/>);</text:p>
            <text:p text:style-name="Table_20_Contents"/>
            <text:p text:style-name="Table_20_Contents"><text:s text:c="4"/>ALU1_1: ALU1 port map (</text:p>
            <text:p text:style-name="Table_20_Contents"><text:s text:c="8"/>A <text:s text:c="7"/>=&gt; A(1),</text:p>
            <text:p text:style-name="Table_20_Contents"><text:s text:c="8"/>A_inv <text:s text:c="3"/>=&gt; A_in,</text:p>
            <text:p text:style-name="Table_20_Contents"><text:s text:c="8"/>B <text:s text:c="7"/>=&gt; B(1),</text:p>
            <text:p text:style-name="Table_20_Contents"><text:s text:c="8"/>B_inv <text:s text:c="3"/>=&gt; B_inv,</text:p>
            <text:p text:style-name="Table_20_Contents"><text:s text:c="8"/>CarryIn <text:s/>=&gt; carry(1),</text:p>
            <text:p text:style-name="Table_20_Contents"><text:s text:c="8"/>OP0 <text:s text:c="5"/>=&gt; OP(0),</text:p>
            <text:p text:style-name="Table_20_Contents"><text:s text:c="8"/>OP1 <text:s text:c="5"/>=&gt; OP(1),</text:p>
            <text:p text:style-name="Table_20_Contents"><text:s text:c="8"/>CarryOut =&gt; carry(2),</text:p>
            <text:p text:style-name="Table_20_Contents"><text:s text:c="8"/>Result <text:s text:c="2"/>=&gt; Result(1)</text:p>
            <text:p text:style-name="Table_20_Contents"><text:s text:c="4"/>);</text:p>
            <text:p text:style-name="Table_20_Contents"/>
            <text:p text:style-name="Table_20_Contents"><text:s text:c="4"/>ALU1_2: ALU1 port map (</text:p>
            <text:p text:style-name="Table_20_Contents"><text:s text:c="8"/>A <text:s text:c="7"/>=&gt; A(2),</text:p>
            <text:p text:style-name="Table_20_Contents"><text:s text:c="8"/>A_inv <text:s text:c="3"/>=&gt; A_in,</text:p>
            <text:p text:style-name="Table_20_Contents"><text:s text:c="8"/>B <text:s text:c="7"/>=&gt; B(2),</text:p>
            <text:p text:style-name="Table_20_Contents"><text:s text:c="8"/>B_inv <text:s text:c="3"/>=&gt; B_inv,</text:p>
            <text:p text:style-name="Table_20_Contents"><text:s text:c="8"/>CarryIn <text:s/>=&gt; carry(2),</text:p>
            <text:p text:style-name="Table_20_Contents"><text:s text:c="8"/>OP0 <text:s text:c="5"/>=&gt; OP(0),</text:p>
            <text:p text:style-name="Table_20_Contents"><text:s text:c="8"/>OP1 <text:s text:c="5"/>=&gt; OP(1),</text:p>
            <text:p text:style-name="Table_20_Contents"><text:s text:c="8"/>CarryOut =&gt; carry(3),</text:p>
            <text:p text:style-name="Table_20_Contents"><text:s text:c="8"/>Result <text:s text:c="2"/>=&gt; Result(2)</text:p>
            <text:p text:style-name="Table_20_Contents"><text:s text:c="4"/>);</text:p>
            <text:p text:style-name="Table_20_Contents"/>
            <text:p text:style-name="Table_20_Contents"><text:s text:c="4"/>ALU1_3: ALU1 port map (</text:p>
            <text:p text:style-name="Table_20_Contents"><text:s text:c="8"/>A <text:s text:c="7"/>=&gt; A(3),</text:p>
            <text:p text:style-name="Table_20_Contents"><text:s text:c="8"/>A_inv <text:s text:c="3"/>=&gt; A_in,</text:p>
            <text:p text:style-name="Table_20_Contents"><text:s text:c="8"/>B <text:s text:c="7"/>=&gt; B(3),</text:p>
            <text:p text:style-name="Table_20_Contents"><text:soft-page-break/><text:s text:c="8"/>B_inv <text:s text:c="3"/>=&gt; B_inv,</text:p>
            <text:p text:style-name="Table_20_Contents"><text:s text:c="8"/>CarryIn <text:s/>=&gt; carry(3),</text:p>
            <text:p text:style-name="Table_20_Contents"><text:s text:c="8"/>OP0 <text:s text:c="5"/>=&gt; OP(0),</text:p>
            <text:p text:style-name="Table_20_Contents"><text:s text:c="8"/>OP1 <text:s text:c="5"/>=&gt; OP(1),</text:p>
            <text:p text:style-name="Table_20_Contents"><text:s text:c="8"/>CarryOut =&gt; carry(4),</text:p>
            <text:p text:style-name="Table_20_Contents"><text:s text:c="8"/>Result <text:s text:c="2"/>=&gt; Result(3)</text:p>
            <text:p text:style-name="Table_20_Contents"><text:s text:c="4"/>);</text:p>
            <text:p text:style-name="Table_20_Contents"/>
            <text:p text:style-name="Table_20_Contents"><text:s text:c="4"/>ALU1_4: ALU1 port map (</text:p>
            <text:p text:style-name="Table_20_Contents"><text:s text:c="8"/>A <text:s text:c="7"/>=&gt; A(4),</text:p>
            <text:p text:style-name="Table_20_Contents"><text:s text:c="8"/>A_inv <text:s text:c="3"/>=&gt; A_in,</text:p>
            <text:p text:style-name="Table_20_Contents"><text:s text:c="8"/>B <text:s text:c="7"/>=&gt; B(4),</text:p>
            <text:p text:style-name="Table_20_Contents"><text:s text:c="8"/>B_inv <text:s text:c="3"/>=&gt; B_inv,</text:p>
            <text:p text:style-name="Table_20_Contents"><text:s text:c="8"/>CarryIn <text:s/>=&gt; carry(4),</text:p>
            <text:p text:style-name="Table_20_Contents"><text:s text:c="8"/>OP0 <text:s text:c="5"/>=&gt; OP(0),</text:p>
            <text:p text:style-name="Table_20_Contents"><text:s text:c="8"/>OP1 <text:s text:c="5"/>=&gt; OP(1),</text:p>
            <text:p text:style-name="Table_20_Contents"><text:s text:c="8"/>CarryOut =&gt; carry(5),</text:p>
            <text:p text:style-name="Table_20_Contents"><text:s text:c="8"/>Result <text:s text:c="2"/>=&gt; Result(4)</text:p>
            <text:p text:style-name="Table_20_Contents"><text:s text:c="4"/>);</text:p>
            <text:p text:style-name="Table_20_Contents"/>
            <text:p text:style-name="Table_20_Contents"><text:s text:c="4"/>ALU1_5: ALU1 port map (</text:p>
            <text:p text:style-name="Table_20_Contents"><text:s text:c="8"/>A <text:s text:c="7"/>=&gt; A(5),</text:p>
            <text:p text:style-name="Table_20_Contents"><text:s text:c="8"/>A_inv <text:s text:c="3"/>=&gt; A_in,</text:p>
            <text:p text:style-name="Table_20_Contents"><text:s text:c="8"/>B <text:s text:c="7"/>=&gt; B(5),</text:p>
            <text:p text:style-name="Table_20_Contents"><text:s text:c="8"/>B_inv <text:s text:c="3"/>=&gt; B_inv,</text:p>
            <text:p text:style-name="Table_20_Contents"><text:s text:c="8"/>CarryIn <text:s/>=&gt; carry(5),</text:p>
            <text:p text:style-name="Table_20_Contents"><text:s text:c="8"/>OP0 <text:s text:c="5"/>=&gt; OP(0),</text:p>
            <text:p text:style-name="Table_20_Contents"><text:s text:c="8"/>OP1 <text:s text:c="5"/>=&gt; OP(1),</text:p>
            <text:p text:style-name="Table_20_Contents"><text:s text:c="8"/>CarryOut =&gt; carry(6),</text:p>
            <text:p text:style-name="Table_20_Contents"><text:s text:c="8"/>Result <text:s text:c="2"/>=&gt; Result(5)</text:p>
            <text:p text:style-name="Table_20_Contents"><text:s text:c="4"/>);</text:p>
            <text:p text:style-name="Table_20_Contents"/>
            <text:p text:style-name="Table_20_Contents"><text:s text:c="4"/>ALU1_6: ALU1 port map (</text:p>
            <text:p text:style-name="Table_20_Contents"><text:s text:c="8"/>A <text:s text:c="7"/>=&gt; A(6),</text:p>
            <text:p text:style-name="Table_20_Contents"><text:s text:c="8"/>A_inv <text:s text:c="3"/>=&gt; A_in,</text:p>
            <text:p text:style-name="Table_20_Contents"><text:s text:c="8"/>B <text:s text:c="7"/>=&gt; B(6),</text:p>
            <text:p text:style-name="Table_20_Contents"><text:s text:c="8"/>B_inv <text:s text:c="3"/>=&gt; B_inv,</text:p>
            <text:p text:style-name="Table_20_Contents"><text:s text:c="8"/>CarryIn <text:s/>=&gt; carry(6),</text:p>
            <text:p text:style-name="Table_20_Contents"><text:s text:c="8"/>OP0 <text:s text:c="5"/>=&gt; OP(0),</text:p>
            <text:p text:style-name="Table_20_Contents"><text:s text:c="8"/>OP1 <text:s text:c="5"/>=&gt; OP(1),</text:p>
            <text:p text:style-name="Table_20_Contents"><text:s text:c="8"/>CarryOut =&gt; carry(7),</text:p>
            <text:p text:style-name="Table_20_Contents"><text:s text:c="8"/>Result <text:s text:c="2"/>=&gt; Result(6)</text:p>
            <text:p text:style-name="Table_20_Contents"><text:s text:c="4"/>);</text:p>
            <text:p text:style-name="Table_20_Contents"/>
            <text:p text:style-name="Table_20_Contents"><text:s text:c="4"/>ALU1_7: ALU1 port map (</text:p>
            <text:p text:style-name="Table_20_Contents"><text:s text:c="8"/>A <text:s text:c="7"/>=&gt; A(7),</text:p>
            <text:p text:style-name="Table_20_Contents"><text:s text:c="8"/>A_inv <text:s text:c="3"/>=&gt; A_in,</text:p>
            <text:p text:style-name="Table_20_Contents"><text:s text:c="8"/>B <text:s text:c="7"/>=&gt; B(7),</text:p>
            <text:p text:style-name="Table_20_Contents"><text:s text:c="8"/>B_inv <text:s text:c="3"/>=&gt; B_inv,</text:p>
            <text:p text:style-name="Table_20_Contents"><text:s text:c="8"/>CarryIn <text:s/>=&gt; carry(7),</text:p>
            <text:p text:style-name="Table_20_Contents"><text:s text:c="8"/>OP0 <text:s text:c="5"/>=&gt; OP(0),</text:p>
            <text:p text:style-name="Table_20_Contents"><text:s text:c="8"/>OP1 <text:s text:c="5"/>=&gt; OP(1),</text:p>
            <text:p text:style-name="Table_20_Contents"><text:soft-page-break/><text:s text:c="8"/>CarryOut =&gt; carry(8),</text:p>
            <text:p text:style-name="Table_20_Contents"><text:s text:c="8"/>Result <text:s text:c="2"/>=&gt; Result(7)</text:p>
            <text:p text:style-name="Table_20_Contents"><text:s text:c="4"/>);</text:p>
          </table:table-cell>
        </table:table-row>
      </table:table>
      <text:p text:style-name="P11"/>
      <text:p text:style-name="P54"><text:span text:style-name="T1">Each instance of </text:span><text:span text:style-name="Source_20_Text"><text:span text:style-name="T1">ALU1</text:span></text:span><text:span text:style-name="T1"> is connected to a corresponding bit of the 8-bit inputs </text:span><text:span text:style-name="Source_20_Text"><text:span text:style-name="T1">A</text:span></text:span><text:span text:style-name="T1"> and </text:span><text:span text:style-name="Source_20_Text"><text:span text:style-name="T1">B</text:span></text:span><text:span text:style-name="T1">. The inversion control signals </text:span><text:span text:style-name="Source_20_Text"><text:span text:style-name="T1">A_in</text:span></text:span><text:span text:style-name="T1"> and </text:span><text:span text:style-name="Source_20_Text"><text:span text:style-name="T1">B_inv</text:span></text:span><text:span text:style-name="T1">, and the operation select signals </text:span><text:span text:style-name="Source_20_Text"><text:span text:style-name="T1">OP(0)</text:span></text:span><text:span text:style-name="T1"> and </text:span><text:span text:style-name="Source_20_Text"><text:span text:style-name="T1">OP(1)</text:span></text:span><text:span text:style-name="T1"> are common to all instances. The carry-out of each </text:span><text:span text:style-name="Source_20_Text"><text:span text:style-name="T1">ALU1</text:span></text:span><text:span text:style-name="T1"> instance is connected to the carry-in of the next </text:span><text:span text:style-name="Source_20_Text"><text:span text:style-name="T1">ALU1</text:span></text:span><text:span text:style-name="T1"> instance in sequence.<text:line-break/><text:line-break/></text:span><text:span text:style-name="T2">Final Carry Output</text:span><text:line-break/><text:line-break/> <text:s text:c="3"/>-- Final carry output</text:p>
      <text:p text:style-name="P54"><text:s text:c="4"/>CarryOut &lt;= carry(8);</text:p>
      <text:p text:style-name="P11"/>
      <text:p text:style-name="P11">The final carry output of the ALU8 is taken from <text:span text:style-name="Source_20_Text">carry(8)</text:span>.</text:p>
      <text:h text:style-name="Heading_20_2" text:outline-level="2"><text:bookmark-start text:name="__RefHeading___Toc114_912008478"/>Explanation<text:bookmark-end text:name="__RefHeading___Toc114_912008478"/></text:h>
      <text:list xml:id="list2103383735" text:style-name="L37">
        <text:list-item>
          <text:p text:style-name="P55"><text:span text:style-name="Strong_20_Emphasis">Initialization</text:span>:</text:p>
          <text:list>
            <text:list-item>
              <text:p text:style-name="P56">The initial carry input is provided by <text:span text:style-name="Source_20_Text">CarryIn</text:span>.</text:p>
            </text:list-item>
          </text:list>
        </text:list-item>
        <text:list-item>
          <text:p text:style-name="P55"><text:span text:style-name="Strong_20_Emphasis">Bit-wise ALU Operations</text:span>:</text:p>
          <text:list>
            <text:list-item>
              <text:p text:style-name="P56">Each <text:span text:style-name="Source_20_Text">ALU1</text:span> instance performs operations on one bit of <text:span text:style-name="Source_20_Text">A</text:span> and <text:span text:style-name="Source_20_Text">B</text:span>, with carry propagation handled by the <text:span text:style-name="Source_20_Text">carry</text:span> signal.</text:p>
            </text:list-item>
            <text:list-item>
              <text:p text:style-name="P56">The results of these operations are collected in the <text:span text:style-name="Source_20_Text">Result</text:span> signal.</text:p>
            </text:list-item>
          </text:list>
        </text:list-item>
        <text:list-item>
          <text:p text:style-name="P55"><text:span text:style-name="Strong_20_Emphasis">Carry Propagation</text:span>:</text:p>
          <text:list>
            <text:list-item>
              <text:p text:style-name="P56">The carry generated by each <text:span text:style-name="Source_20_Text">ALU1</text:span> instance is propagated to the next bit, ensuring correct arithmetic operations across the 8 bits.</text:p>
            </text:list-item>
          </text:list>
        </text:list-item>
        <text:list-item>
          <text:p text:style-name="P55"><text:span text:style-name="Strong_20_Emphasis">Final Carry Out</text:span>:</text:p>
          <text:list>
            <text:list-item>
              <text:p text:style-name="P55">The final carry output after all 8 bits have been processed is provided as <text:span text:style-name="Source_20_Text">CarryOut</text:span>.</text:p>
            </text:list-item>
          </text:list>
        </text:list-item>
      </text:list>
      <text:p text:style-name="Text_20_body">This modular approach allows for easy scalability and clear separation of logic for each bit, facilitating debugging and extension to larger bit-width ALUs if needed.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13:13:40.199250907</meta:creation-date>
    <dc:date>2024-06-16T13:26:03.729103779</dc:date>
    <meta:editing-duration>PT1M42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8" meta:paragraph-count="229" meta:word-count="1774" meta:character-count="10693" meta:non-whitespace-character-count="8300"/>
  </office:meta>
</office:document-meta>
</file>